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12f31" officeooo:paragraph-rsid="00012f31"/>
    </style:style>
    <style:style style:name="P2" style:family="paragraph" style:parent-style-name="Standard">
      <style:paragraph-properties fo:text-align="start" style:justify-single-word="false"/>
      <style:text-properties officeooo:rsid="00012f31" officeooo:paragraph-rsid="00012f31"/>
    </style:style>
    <style:style style:name="P3" style:family="paragraph" style:parent-style-name="Standard">
      <style:paragraph-properties fo:text-align="start" style:justify-single-word="false"/>
      <style:text-properties officeooo:rsid="00012f31" officeooo:paragraph-rsid="00044dcc"/>
    </style:style>
    <style:style style:name="P4" style:family="paragraph" style:parent-style-name="Standard" style:list-style-name="L1">
      <style:paragraph-properties fo:text-align="start" style:justify-single-word="false"/>
      <style:text-properties officeooo:rsid="00012f31" officeooo:paragraph-rsid="00044dcc"/>
    </style:style>
    <style:style style:name="P5" style:family="paragraph" style:parent-style-name="Standard">
      <style:paragraph-properties fo:text-align="start" style:justify-single-word="false"/>
      <style:text-properties officeooo:rsid="00044dcc" officeooo:paragraph-rsid="00044dcc"/>
    </style:style>
    <style:style style:name="T1" style:family="text">
      <style:text-properties officeooo:rsid="00028e11"/>
    </style:style>
    <style:style style:name="T2" style:family="text">
      <style:text-properties officeooo:rsid="00044dcc"/>
    </style:style>
    <style:style style:name="T3" style:family="text">
      <style:text-properties officeooo:rsid="0005d54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BUS</text:p>
      <text:p text:style-name="P1"/>
      <text:p text:style-name="P3">Los avances que logramos en el proyecto son los siguiente:</text:p>
      <text:list xml:id="list593990271560148070" text:style-name="L1">
        <text:list-item>
          <text:p text:style-name="P4"><text:span text:style-name="T2">S</text:span>e completo la base de datos sql para las paradas</text:p>
        </text:list-item>
        <text:list-item>
          <text:p text:style-name="P4"><text:span text:style-name="T2">S</text:span>e mejoro el servidor logrando que la base de datos en mongodb guarde un id del <text:span text:style-name="T2">colectivo</text:span> y la linea, de esta forma el seteo de ubicación sera por id pero la <text:span text:style-name="T2">búsqueda</text:span> sera por linea</text:p>
        </text:list-item>
        <text:list-item>
          <text:p text:style-name="P4"><text:span text:style-name="T2">También</text:span> se vio como implementar la ruta del colectivo en el mapa y como mostrar marcadores en la <text:span text:style-name="T2">posición</text:span> de las paradas, las cuales <text:span text:style-name="T2">serán</text:span> consultadas desde <text:span text:style-name="T2">JavaScript</text:span> para que esta <text:span text:style-name="T2">información de la parada </text:span>no necesite <text:span text:style-name="T2">ser</text:span> consulta<text:span text:style-name="T2">da</text:span> al servidor.</text:p>
        </text:list-item>
      </text:list>
      <text:p text:style-name="P2"/>
      <text:p text:style-name="P2"><text:span text:style-name="T2">También</text:span> decidimos aplicar una arquitectura de microservicios, <text:span text:style-name="T1">esta arquitectura permitiría aplicar el concepto de modularidad del software separando en distintos servidores distintas tareas, así un servidor se encargara de las preferencias del usuario (lineas habituales, horarios, etc), otro de la ubicación del colectivo y otro de mantener en el servidor almacenadas las paradas de forma tal que se almacenaran en el usuario las paradas de los colectivos cuando se inicie por primera vez la aplicación y ademas en caso de que cambie una parada se podrá actualizar este cambio en el servidor.</text:span></text:p>
      <text:p text:style-name="P2"/>
      <text:p text:style-name="P5">La arquitectura anterior era monolitica ya que todo se enfocaba en un servidor, aunque se implemente la modularidad en diferentes tareas o archivos todo se enfocaba en un mismo servidor.</text:p>
      <text:p text:style-name="P5">En cambio con una arquitectura de microservicios logramos que si una area en especifico recibe mas peticiones, sera esa area en especifico y no afectara la red y la conectividad de el resto de servicios, podria decirse que cada servicio a implementar sera una parte de la aplicación. </text:p>
      <text:p text:style-name="P5"/>
      <text:p text:style-name="P5">En una arquitectura monolitica en ese caso hubiera afectado a la conectividad de todo el sevidor.</text:p>
      <text:p text:style-name="P5">Los microservicios logran una mayor escalabilidad <text:span text:style-name="T3">horizontal por ende no sera necesario aumentar la cantidad o calidad de hardware sino que sera mas efectivo agregar mas clusteres a nuestra arquitectu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21:52:37.264000000</meta:creation-date>
    <meta:print-date>2018-06-28T06:59:09.242000000</meta:print-date>
    <dc:date>2018-06-28T23:02:15.401000000</dc:date>
    <meta:editing-duration>PT15H54M5S</meta:editing-duration>
    <meta:editing-cycles>1</meta:editing-cycles>
    <meta:document-statistic meta:table-count="0" meta:image-count="0" meta:object-count="0" meta:page-count="1" meta:paragraph-count="10" meta:word-count="317" meta:character-count="1907" meta:non-whitespace-character-count="1602"/>
    <meta:generator>LibreOffice/5.2.4.2$Windows_x86 LibreOffice_project/3d5603e1122f0f102b62521720ab13a38a4e0eb0</meta:generator>
  </office:meta>
</office:document-meta>
</file>